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1.-</text:p>
      <text:p text:style-name="Standard">*/</text:p>
      <text:p text:style-name="Standard">DROP PROCEDURE IF EXISTS pa_borrarEmpleados;</text:p>
      <text:p text:style-name="Standard"/>
      <text:p text:style-name="Standard">DELIMITER //</text:p>
      <text:p text:style-name="Standard">CREATE PROCEDURE pa_borrarEmpleados(</text:p>
      <text:p text:style-name="Standard"><text:s text:c="4"/>IN num_empleado INT</text:p>
      <text:p text:style-name="Standard">)</text:p>
      <text:p text:style-name="Standard">BEGIN</text:p>
      <text:p text:style-name="Standard"><text:s text:c="4"/>DELETE FROM empleados WHERE codigo = num_empleado;</text:p>
      <text:p text:style-name="Standard">END //</text:p>
      <text:p text:style-name="Standard">DELIMITER ;</text:p>
      <text:p text:style-name="Standard">/*</text:p>
      <text:p text:style-name="Standard">2.-</text:p>
      <text:p text:style-name="Standard">*/</text:p>
      <text:p text:style-name="Standard">DROP PROCEDURE IF EXISTS pa_modificarLocalidad;</text:p>
      <text:p text:style-name="Standard"/>
      <text:p text:style-name="Standard">DELIMITER //</text:p>
      <text:p text:style-name="Standard">CREATE PROCEDURE pa_modificarLocalidad(</text:p>
      <text:p text:style-name="Standard"><text:s text:c="4"/>IN codigo_depart INT,</text:p>
      <text:p text:style-name="Standard"><text:s text:c="4"/>IN loc VARCHAR(20)</text:p>
      <text:p text:style-name="Standard">)</text:p>
      <text:p text:style-name="Standard">BEGIN</text:p>
      <text:p text:style-name="Standard"><text:s text:c="4"/>UPDATE departamentos SET localidad = loc WHERE codigo = codigo_depart;</text:p>
      <text:p text:style-name="Standard">END //</text:p>
      <text:p text:style-name="Standard">DELIMITER 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13:36:18.746000000</dc:date>
    <meta:editing-duration>PT11S</meta:editing-duration>
    <meta:editing-cycles>1</meta:editing-cycles>
    <meta:document-statistic meta:table-count="0" meta:image-count="0" meta:object-count="0" meta:page-count="1" meta:paragraph-count="25" meta:word-count="64" meta:character-count="448" meta:non-whitespace-character-count="389"/>
    <meta:generator>LibreOffice/7.2.5.2$Windows_X86_64 LibreOffice_project/499f9727c189e6ef3471021d6132d4c694f357e5</meta:generator>
  </office:meta>
</office:document-meta>
</file>